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35in"/>
    </style:style>
    <style:style style:name="co2" style:family="table-column">
      <style:table-column-properties fo:break-before="auto" style:column-width="0.178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7591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.44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Accent_20_1" style:data-style-name="N123"/>
    <style:style style:name="ce1" style:family="table-cell" style:parent-style-name="Default" style:data-style-name="N123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1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Accent_20_1" office:value-type="string" calcext:value-type="string">
            <text:p>name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state</text:p>
          </table:table-cell>
          <table:table-cell table:style-name="Accent_20_1" office:value-type="string" calcext:value-type="string">
            <text:p>use</text:p>
          </table:table-cell>
          <table:table-cell table:style-name="Accent_20_1" office:value-type="string" calcext:value-type="string">
            <text:p>school</text:p>
          </table:table-cell>
          <table:table-cell table:style-name="Accent_20_1" office:value-type="string" calcext:value-type="string">
            <text:p>x</text:p>
          </table:table-cell>
          <table:table-cell table:style-name="ce2" office:value-type="string" calcext:value-type="string">
            <text:p>value</text:p>
          </table:table-cell>
          <table:table-cell table:style-name="Accent_20_1" office:value-type="string" calcext:value-type="string">
            <text:p>per unit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detail</text:p>
          </table:table-cell>
          <table:table-cell table:style-name="Accent_20_1" table:number-columns-repeated="54"/>
        </table:table-row>
        <table:table-row table:style-name="ro1">
          <table:table-cell office:value-type="string" calcext:value-type="string">
            <text:p>Philosopher’s Ston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352000" calcext:value-type="float">
            <text:p>352,000.0 </text:p>
          </table:table-cell>
          <table:table-cell table:number-columns-repeated="2"/>
          <table:table-cell office:value-type="string" calcext:value-type="string">
            <text:p>The most base and most powerful alchemical component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d Wate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A liquid product of a Philosopher’s Stone that inherits a portion of it’s power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Yellow Powd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5" calcext:value-type="float">
            <text:p>5.0 </text:p>
          </table:table-cell>
          <table:table-cell office:value-type="string" calcext:value-type="string">
            <text:p>per ounce</text:p>
          </table:table-cell>
          <table:table-cell/>
          <table:table-cell office:value-type="string" calcext:value-type="string">
            <text:p>A powdered product of a Philosopher’s Stone that inherits a minor portion of its power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lven Win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gallon</text:p>
          </table:table-cell>
          <table:table-cell/>
          <table:table-cell office:value-type="string" calcext:value-type="string">
            <text:p>Elven Wine is an alchoholic drink that tastes very much like wine, and hydrates you like water as you drink i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quid Ligh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ight is as it is on the tin; light made liqui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quid Fea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quid Jo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quid Cal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6" calcext:value-type="float">
            <text:p>16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Calm is a substance that, upon contact with a mortal, invokes an emotional calm in them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 of Healing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5" calcext:value-type="float">
            <text:p>12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Healing must be ingested to be effective, as is true of all potions, and will provide its quaffer a measure of physical regeneration, recouperation, and enhancement, and emotional boldness.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ot of Vitalit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60" calcext:value-type="float">
            <text:p>6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 of Cur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00" calcext:value-type="float">
            <text:p>1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Cure Disease are most often used by folks of means to stave off illness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 of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75" calcext:value-type="float">
            <text:p>17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 of Elemental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Pot of Bark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80" calcext:value-type="float">
            <text:p>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Barkskin have remarkably similar effects to the spell <text:span text:style-name="T2">Barkskin.</text:span>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Pot of Stone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90" calcext:value-type="float">
            <text:p>9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Stoneskin have remarkably similar effects to the spell <text:span text:style-name="T2">Stoneskin.</text:span>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quid Rag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Rage is considered a poison due to its powerful offensive use against large groups of targets in battles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quid Lov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0" calcext:value-type="float">
            <text:p>4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ove is considered a poison due to its use by rebuffed narrcacists against unsuspecting victims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quid Gree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Greed is considered a poison due to its use by less-than-reputable merchants as a purchasing incentive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 of Enhancemen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80" calcext:value-type="float">
            <text:p>1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nhancement provide their quaffer a temporary physical or mental enhancement. 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 of Detecti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t of Sense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235" calcext:value-type="float">
            <text:p>235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t of Understanding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800" calcext:value-type="float">
            <text:p>80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t of Hast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t of Dragon’s Breath: Colo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t of Form: Shadow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t of Form: Gas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0" calcext:value-type="float">
            <text:p>13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t of Form: Aqua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ot of Form: Freedo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70" calcext:value-type="float">
            <text:p>17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ll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ce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er’s Savior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ssassins’s Slic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ssassins’s 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3" calcext:value-type="float">
            <text:p>3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ditional Poiso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0" calcext:value-type="float">
            <text:p>1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mparement Pois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ing’s Last Dr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30" calcext:value-type="float">
            <text:p>3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in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yal Wate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chanter’s Aci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warven Grease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ar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mox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uumpo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chemical Clay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chemical 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sq. yar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chemical Leath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sq. yar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lven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35" calcext:value-type="float">
            <text:p>35.0 </text:p>
          </table:table-cell>
          <table:table-cell office:value-type="string" calcext:value-type="string">
            <text:p>per sq. yar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ark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gall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lack Ste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5" calcext:value-type="float">
            <text:p>75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ituit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ressige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sq. yar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ure Forc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gical Bea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" calcext:value-type="float">
            <text:p>1.0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chemical Chalk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.4" calcext:value-type="float">
            <text:p>1.4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chemical Thermit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5.8" calcext:value-type="float">
            <text:p>5.8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chemical Explosiv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.6" calcext:value-type="float">
            <text:p>4.6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uregrip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0.2" calcext:value-type="float">
            <text:p>0.2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lbki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v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.4" calcext:value-type="float">
            <text:p>2.4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areanam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iopar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63" calcext:value-type="float">
            <text:p>63.0 </text:p>
          </table:table-cell>
          <table:table-cell office:value-type="string" calcext:value-type="string">
            <text:p>per pou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une, Wonder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run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une, Enhanc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00" calcext:value-type="float">
            <text:p>1,200.0 </text:p>
          </table:table-cell>
          <table:table-cell office:value-type="string" calcext:value-type="string">
            <text:p>per run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une, Curs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run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roll of First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roll of Secon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00" calcext:value-type="float">
            <text:p>900.0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roll of Thir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700" calcext:value-type="float">
            <text:p>2,700.0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ell G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9000" calcext:value-type="float">
            <text:p>9,000.0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eart Vin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300" calcext:value-type="float">
            <text:p>300.0 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lashpellet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25 bead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ell-smoke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Produced by many formulas, when reproducable in solid product, such as a bundle of herb or some such, this is a powerful tool in a mage-hunter’s belt.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horn Bloo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40" calcext:value-type="float">
            <text:p>40.0 </text:p>
          </table:table-cell>
          <table:table-cell table:number-columns-repeated="57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3P0" style:volatile="true">
      <number:number number:decimal-places="1" loext:min-decimal-places="1" number:min-integer-digits="1" number:grouping="true"/>
      <number:text> </number:text>
    </number:number-style>
    <number:number-style style:name="N123" number:title="User-defined">
      <number:text>(</number:text>
      <number:number number:decimal-places="1" loext:min-decimal-places="1" number:min-integer-digits="1" number:grouping="true"/>
      <number:text>)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3:11:27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00:29:29.405000000</meta:creation-date>
    <dc:date>2022-06-23T15:07:55.853000000</dc:date>
    <meta:editing-duration>PT1H59M3S</meta:editing-duration>
    <meta:editing-cycles>3</meta:editing-cycles>
    <meta:generator>LibreOffice/6.4.2.2$Windows_X86_64 LibreOffice_project/4e471d8c02c9c90f512f7f9ead8875b57fcb1ec3</meta:generator>
    <meta:document-statistic meta:table-count="1" meta:cell-count="454" meta:object-count="0"/>
  </office:meta>
</office:document-meta>
</file>